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6" table:default-cell-style-name="Default"/>
        <table:table-column table:style-name="co4" table:default-cell-style-name="Default"/>
        <table:table-column table:style-name="co5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Lengkap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kor</text:p>
          </table:table-cell>
          <table:table-cell table:style-name="Default" office:value-type="string" calcext:value-type="string">
            <text:p>Rata-r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hna Putri A.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2:.AB2])" office:value-type="float" office:value="114" calcext:value-type="float">
            <text:p>114</text:p>
          </table:table-cell>
          <table:table-cell table:formula="of:=[.AC2]/26" office:value-type="float" office:value="4.38461538461539" calcext:value-type="float">
            <text:p>4.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hammad Azril F.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table:formula="of:=SUM([.C3:.AB3])" office:value-type="float" office:value="111" calcext:value-type="float">
            <text:p>111</text:p>
          </table:table-cell>
          <table:table-cell table:formula="of:=[.AC3]/26" office:value-type="float" office:value="4.26923076923077" calcext:value-type="float">
            <text:p>4.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nisatun Maghfiro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formula="of:=SUM([.C4:.AB4])" office:value-type="float" office:value="124" calcext:value-type="float">
            <text:p>124</text:p>
          </table:table-cell>
          <table:table-cell table:formula="of:=[.AC4]/26" office:value-type="float" office:value="4.76923076923077" calcext:value-type="float">
            <text:p>4.7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r Fadhila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SUM([.C5:.AB5])" office:value-type="float" office:value="125" calcext:value-type="float">
            <text:p>125</text:p>
          </table:table-cell>
          <table:table-cell table:formula="of:=[.AC5]/26" office:value-type="float" office:value="4.80769230769231" calcext:value-type="float">
            <text:p>4.8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iva Zafiroh O.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6:.AB6])" office:value-type="float" office:value="119" calcext:value-type="float">
            <text:p>119</text:p>
          </table:table-cell>
          <table:table-cell table:formula="of:=[.AC6]/26" office:value-type="float" office:value="4.57692307692308" calcext:value-type="float">
            <text:p>4.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ilatun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7:.AB7])" office:value-type="float" office:value="84" calcext:value-type="float">
            <text:p>84</text:p>
          </table:table-cell>
          <table:table-cell table:formula="of:=[.AC7]/26" office:value-type="float" office:value="3.23076923076923" calcext:value-type="float">
            <text:p>3.2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nita Anggi K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SUM([.C8:.AB8])" office:value-type="float" office:value="121" calcext:value-type="float">
            <text:p>121</text:p>
          </table:table-cell>
          <table:table-cell table:formula="of:=[.AC8]/26" office:value-type="float" office:value="4.65384615384615" calcext:value-type="float">
            <text:p>4.6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nda Rahma D. Q.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C9:.AB9])" office:value-type="float" office:value="114" calcext:value-type="float">
            <text:p>114</text:p>
          </table:table-cell>
          <table:table-cell table:formula="of:=[.AC9]/26" office:value-type="float" office:value="4.38461538461539" calcext:value-type="float">
            <text:p>4.38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dhilahtul Ngadimah</text:p>
          </table:table-cell>
          <table:table-cell table:number-columns-repeated="26" office:value-type="float" office:value="3" calcext:value-type="float">
            <text:p>3</text:p>
          </table:table-cell>
          <table:table-cell table:formula="of:=SUM([.C10:.AB10])" office:value-type="float" office:value="78" calcext:value-type="float">
            <text:p>78</text:p>
          </table:table-cell>
          <table:table-cell table:formula="of:=[.AC10]/26"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riza Assyadda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C11:.AB11])" office:value-type="float" office:value="117" calcext:value-type="float">
            <text:p>117</text:p>
          </table:table-cell>
          <table:table-cell table:formula="of:=[.AC11]/26" office:value-type="float" office:value="4.5" calcext:value-type="float">
            <text:p>4.5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ya Dwi W.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12:.AB12])" office:value-type="float" office:value="118" calcext:value-type="float">
            <text:p>118</text:p>
          </table:table-cell>
          <table:table-cell table:formula="of:=[.AC12]/26" office:value-type="float" office:value="4.53846153846154" calcext:value-type="float">
            <text:p>4.5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manda Amni M.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13:.AB13])" office:value-type="float" office:value="119" calcext:value-type="float">
            <text:p>119</text:p>
          </table:table-cell>
          <table:table-cell table:formula="of:=[.AC13]/26" office:value-type="float" office:value="4.57692307692308" calcext:value-type="float">
            <text:p>4.5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vin Ardian H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14:.AB14])" office:value-type="float" office:value="110" calcext:value-type="float">
            <text:p>110</text:p>
          </table:table-cell>
          <table:table-cell table:formula="of:=[.AC14]/26" office:value-type="float" office:value="4.23076923076923" calcext:value-type="float">
            <text:p>4.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ra Setiaw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15:.AB15])" office:value-type="float" office:value="112" calcext:value-type="float">
            <text:p>112</text:p>
          </table:table-cell>
          <table:table-cell table:formula="of:=[.AC15]/26" office:value-type="float" office:value="4.30769230769231" calcext:value-type="float">
            <text:p>4.3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lsa Aulia Sar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C16:.AB16])" office:value-type="float" office:value="123" calcext:value-type="float">
            <text:p>123</text:p>
          </table:table-cell>
          <table:table-cell table:formula="of:=[.AC16]/26" office:value-type="float" office:value="4.73076923076923" calcext:value-type="float">
            <text:p>4.7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tria Aji Brat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C17:.AB17])" office:value-type="float" office:value="100" calcext:value-type="float">
            <text:p>100</text:p>
          </table:table-cell>
          <table:table-cell table:formula="of:=[.AC17]/26" office:value-type="float" office:value="3.84615384615385" calcext:value-type="float">
            <text:p>3.8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hammad Fardan P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C18:.AB18])" office:value-type="float" office:value="120" calcext:value-type="float">
            <text:p>120</text:p>
          </table:table-cell>
          <table:table-cell table:formula="of:=[.AC18]/26" office:value-type="float" office:value="4.61538461538462" calcext:value-type="float">
            <text:p>4.6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bri Cahyo Faj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C19:.AB19])" office:value-type="float" office:value="98" calcext:value-type="float">
            <text:p>98</text:p>
          </table:table-cell>
          <table:table-cell table:formula="of:=[.AC19]/26" office:value-type="float" office:value="3.76923076923077" calcext:value-type="float">
            <text:p>3.7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nik Aliya Maesaro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20:.AB20])" office:value-type="float" office:value="95" calcext:value-type="float">
            <text:p>95</text:p>
          </table:table-cell>
          <table:table-cell table:formula="of:=[.AC20]/26" office:value-type="float" office:value="3.65384615384615" calcext:value-type="float">
            <text:p>3.6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urhasana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C21:.AB21])" office:value-type="float" office:value="104" calcext:value-type="float">
            <text:p>104</text:p>
          </table:table-cell>
          <table:table-cell table:formula="of:=[.AC21]/26" office:value-type="float" office:value="4" calcext:value-type="float">
            <text:p>4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iyaj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C22:.AB22])" office:value-type="float" office:value="110" calcext:value-type="float">
            <text:p>110</text:p>
          </table:table-cell>
          <table:table-cell table:formula="of:=[.AC22]/26" office:value-type="float" office:value="4.23076923076923" calcext:value-type="float">
            <text:p>4.2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yifa Nur Aziza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23:.AB23])" office:value-type="float" office:value="105" calcext:value-type="float">
            <text:p>105</text:p>
          </table:table-cell>
          <table:table-cell table:formula="of:=[.AC23]/26" office:value-type="float" office:value="4.03846153846154" calcext:value-type="float">
            <text:p>4.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cha Andini S.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24:.AB24])" office:value-type="float" office:value="86" calcext:value-type="float">
            <text:p>86</text:p>
          </table:table-cell>
          <table:table-cell table:formula="of:=[.AC24]/26" office:value-type="float" office:value="3.30769230769231" calcext:value-type="float">
            <text:p>3.31</text:p>
          </table:table-cell>
          <table:table-cell/>
        </table:table-row>
        <table:table-row table:style-name="ro1">
          <table:table-cell table:number-columns-repeated="28"/>
          <table:table-cell table:formula="of:=SUM([.AC2:.AC24])" office:value-type="float" office:value="2507" calcext:value-type="float">
            <text:p>2507</text:p>
          </table:table-cell>
          <table:table-cell table:formula="of:=SUM([.AD2:.AD24])" office:value-type="float" office:value="96.4230769230769" calcext:value-type="float">
            <text:p>96.42</text:p>
          </table:table-cell>
          <table:table-cell/>
        </table:table-row>
        <table:table-row table:style-name="ro1">
          <table:table-cell table:number-columns-repeated="28"/>
          <table:table-cell table:formula="of:=[.AC25]/23" office:value-type="float" office:value="109" calcext:value-type="float">
            <text:p>109</text:p>
          </table:table-cell>
          <table:table-cell table:formula="of:=[.AD25]/23" office:value-type="float" office:value="4.19230769230769" calcext:value-type="float">
            <text:p>4.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/00/0000</text:date>, <text:time style:data-style-name="N2" text:time-value="16:05:50.2670820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13:31:08.714673384</meta:creation-date>
    <dc:date>2025-07-18T17:00:46.334784487</dc:date>
    <meta:editing-duration>PT48M41S</meta:editing-duration>
    <meta:editing-cycles>11</meta:editing-cycles>
    <meta:generator>LibreOffice/24.2.7.2$Linux_X86_64 LibreOffice_project/420$Build-2</meta:generator>
    <meta:document-statistic meta:table-count="1" meta:cell-count="724" meta:object-count="0"/>
  </office:meta>
</office:document-meta>
</file>